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The GOP Became Scary</text:p>
      <text:p text:style-name="Standard">Summary of 24-experts’ books—a shortcut to understanding</text:p>
      <text:p text:style-name="Standard"/>
      <text:list xml:id="list1074613734032665561" text:style-name="Outline">
        <text:list-item>
          <text:list>
            <text:list-item>
              <text:list>
                <text:list-item>
                  <text:h text:style-name="Heading_20_3" text:outline-level="3">0. 🚨 TL;DR</text:h>
                </text:list-item>
              </text:list>
            </text:list-item>
          </text:list>
        </text:list-item>
      </text:list>
      <text:p text:style-name="Standard">The Republican Party didn’t “go crazy.” It followed a ruthless, well-documented strategy—amplified by media decay, billionaire influence, white/Christian identity backlash, post-morality and democratic design flaws. </text:p>
      <text:p text:style-name="Standard">This article compresses 24 of the top books, analyzing the evolution of Republican beliefs and their resulting policies, and combining them into one digestible narrative.</text:p>
      <text:list xml:id="list34642212" text:continue-numbering="true" text:style-name="Outline">
        <text:list-item>
          <text:list>
            <text:list-item>
              <text:list>
                <text:list-item>
                  <text:h text:style-name="Heading_20_3" text:outline-level="3">1. 📚 Books Used To Get To The Answer</text:h>
                </text:list-item>
              </text:list>
            </text:list-item>
          </text:list>
        </text:list-item>
      </text:list>
      <text:p text:style-name="Standard"><text:span text:style-name="T2">Skip this section</text:span>, and return to follow the reference tags, formatted as [Bk#Ch#].</text:p>
      <text:p text:style-name="Standard">📘Bk1. “Democracy in Chains” by Nancy MacLean (2017)</text:p>
      <text:p text:style-name="Standard">→ How libertarian billionaires quietly hijacked state institutions</text:p>
      <text:p text:style-name="Standard">🔹 Level: Intermediate</text:p>
      <text:p text:style-name="Standard">🎓 Outcome: Understand the Koch network’s master plan (esp. 📘[1.2], 📘[1.4])</text:p>
      <text:p text:style-name="Standard"/>
      <text:p text:style-name="Standard">📘Bk2. “How Democracies Die” by Levitsky &amp; Ziblatt (2018)</text:p>
      <text:p text:style-name="Standard">→ Signs of authoritarian backsliding, GOP-style</text:p>
      <text:p text:style-name="Standard">🔹 Level: Accessible</text:p>
      <text:p text:style-name="Standard">🎓 Outcome: Learn the norms Trump broke that used to hold democracy together (📘[2.1], 📘[2.3])</text:p>
      <text:p text:style-name="Standard"/>
      <text:p text:style-name="Standard">📘Bk3. “The Long Southern Strategy” by Maxwell &amp; Shields (2019)</text:p>
      <text:p text:style-name="Standard">→ From dog whistles to megaphones: race, religion, and resentment</text:p>
      <text:p text:style-name="Standard">🔹 Level: Academic</text:p>
      <text:p text:style-name="Standard">🎓 Outcome: How race and white evangelicalism became the GOP’s base fuel (📘[3.2], 📘[3.5])</text:p>
      <text:p text:style-name="Standard"/>
      <text:p text:style-name="Standard"><text:soft-page-break/>📘4. “Dark Money” by Jane Mayer (2016)</text:p>
      <text:p text:style-name="Standard">→ The secretive billionaire network that built the modern Right</text:p>
      <text:p text:style-name="Standard">🔹 Level: Investigative journalism</text:p>
      <text:p text:style-name="Standard">🎓 Outcome: Track the money trails behind policy shifts 📘[4.1], 📘[4.4]</text:p>
      <text:p text:style-name="Standard"/>
      <text:p text:style-name="Standard">📘5. “It Was All a Lie” by Stuart Stevens (2020)</text:p>
      <text:p text:style-name="Standard">→ Confessions of a top GOP strategist</text:p>
      <text:p text:style-name="Standard">🔹 Level: Insider memoir</text:p>
      <text:p text:style-name="Standard">🎓 Outcome: GOP moral collapse, described from the inside 📘[5.1], 📘[5.3]</text:p>
      <text:p text:style-name="Standard"/>
      <text:p text:style-name="Standard">📘6. “The Reactionary Mind” by Corey Robin (2011)</text:p>
      <text:p text:style-name="Standard">→ Conservatism as a defense of hierarchy and power</text:p>
      <text:p text:style-name="Standard">🔹 Level: Theoretical</text:p>
      <text:p text:style-name="Standard">🎓 Outcome: Understand the philosophical core of backlash politics 📘[6.1], 📘[6.2]</text:p>
      <text:p text:style-name="Standard"/>
      <text:p text:style-name="Standard">📘Bks7–24: [To be filled in next phase]</text:p>
      <text:p text:style-name="Standard"/>
      <text:p text:style-name="Standard"/>
      <text:p text:style-name="Standard">[Remaining sections truncated for brevity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7-07T14:37:45.57</dc:date>
    <meta:editing-duration>PT8M34S</meta:editing-duration>
    <meta:generator>OpenOffice/4.1.15$Win32 OpenOffice.org_project/4115m2$Build-9813</meta:generator>
    <dc:creator>Rick Ballard</dc:creator>
    <meta:document-statistic meta:table-count="0" meta:image-count="0" meta:object-count="0" meta:page-count="2" meta:paragraph-count="33" meta:word-count="315" meta:character-count="19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